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dobe Fan Heiti Std" svg:font-family="'Adobe Fan Heiti St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nsolas"/>
    </style:style>
    <style:style style:name="T6" style:family="text">
      <style:text-properties style:font-name="Consolas" fo:font-size="11pt" fo:font-style="normal" style:font-size-asian="11pt" style:font-style-asian="normal" style:font-size-complex="11pt" style:font-style-complex="normal"/>
    </style:style>
    <style:style style:name="T7" style:family="text">
      <style:text-properties style:font-name="Consolas" fo:font-size="11pt" style:font-size-asian="11pt" style:font-size-complex="11pt"/>
    </style:style>
    <style:style style:name="T8" style:family="text">
      <style:text-properties fo:font-size="11pt" style:font-size-asian="11pt" style:font-size-complex="11pt"/>
    </style:style>
    <style:style style:name="T9" style:family="text">
      <style:text-properties style:font-name="Arial"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3">Additional Exercises</text:span> sections that provided less guided exercises for more advanced users.</text:p>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2688591524530195839" text:style-name="L1">
        <text:list-item>
          <text:p text:style-name="P2"><text:span text:style-name="T2">Install VirtualBox (Not required at JavaOne)</text:span><text:span text:style-name="T1"><text:line-break/><text:line-break/>If you have not already done so, please download and install the latest version of Oracle's VirtualBox software. <text:s/>The URL to download the software is here:<text:line-break/><text:line-break/>http://xxx<text:line-break/><text:line-break/>You can find installation instructions here:<text:line-break/><text:line-break/>http://xxx<text:line-break/></text:span></text:p>
        </text:list-item>
        <text:list-item>
          <text:p text:style-name="P2"><text:span text:style-name="T2">Launch the Virtual Machine (Not required at JavaOne)</text:span><text:span text:style-name="T1"><text:line-break/><text:line-break/>Open VirtualBox and from the </text:span>File<text:span text:style-name="T1"> menu select </text:span>Import Appliance<text:span text:style-name="T1">.<text:line-break/><text:line-break/>Browse to the location of the xxx.vmdk file.<text:line-break/><text:line-break/>Select the xxx.vmdk file and click the </text:span>OK<text:span text:style-name="T1"> button.<text:line-break/><text:line-break/>…<text:line-break/></text:span></text:p>
        </text:list-item>
        <text:list-item>
          <text:p text:style-name="P3"><text:span text:style-name="T4">Load all the stuff from the Git repo <text:s/>(Not required at JavaOne)</text:span></text:p>
        </text:list-item>
        <text:list-item>
          <text:p text:style-name="P3"><text:span text:style-name="T4">Open a terminal window</text:span></text:p>
        </text:list-item>
        <text:list-item>
          <text:p text:style-name="P3"><text:span text:style-name="T4">Open a Firefox browser window</text:span></text:p>
        </text:list-item>
      </text:list>
      <text:h text:style-name="Heading_20_3" text:outline-level="3">Exercise 1: Exploring HDFS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oft-page-break/>As explained in the presentation available here:<text:line-break/><text:line-break/>http://slideshare.com/...<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3">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3">blocks</text:span><text:span text:style-name="T1"> that are distributed across the entire cluster.</text:span></text:p>
      <text:p text:style-name="Text_20_body"><text:span text:style-name="T1">HDFS, like your local file system, has a notion of your user's home directory. <text:s/>In this VM environment, your user name is </text:span><text:span text:style-name="T3">cloudera</text:span><text:span text:style-name="T1">. <text:s/>Your HDFS home directory is </text:span><text:span text:style-name="T6">/user/cloudera</text:span><text:span text:style-name="T1">.</text:span></text:p>
      <text:p text:style-name="Text_20_body"><text:span text:style-name="T1">Interacting with HDFS is done through the </text:span><text:span text:style-name="T6">hadoop</text:span><text:span text:style-name="T1"> or </text:span><text:span text:style-name="T6">hdfs</text:span><text:span text:style-name="T1"> command. <text:s/>In this lab we will use the </text:span><text:span text:style-name="T6">hadoop</text:span><text:span text:style-name="T9"> command. <text:s/>To view the files in your HDFS home directory, from the terminal window run:</text:span></text:p>
      <text:p text:style-name="Code">hadoop fs -ls</text:p>
      <text:p text:style-name="Text_20_body"><text:span text:style-name="T9">You should notice that the command returns with no output. <text:s/>The reason is that your home directory is currently empty. <text:s/>Even though there are files in your local file system's home directory, there are currently none in HDFS.</text:span></text:p>
      <text:p text:style-name="Text_20_body"><text:span text:style-name="T9">As with the Linux </text:span><text:span text:style-name="T6">ls</text:span><text:span text:style-name="T9"> command, you can view the files in a specific location by specifying a directory path:</text:span></text:p>
      <text:p text:style-name="Code">hadoop fs -ls /</text:p>
      <text:p text:style-name="Text_20_body"><text:span text:style-name="T9">The output above shows you the contents of the HDFS root directory, which includes the </text:span><text:span text:style-name="T6">/user</text:span><text:span text:style-name="T9"> directory where the home directories are stored. <text:s/>Notice that the output from the </text:span><text:span text:style-name="T6">hadoop fs -ls</text:span><text:span text:style-name="T9"> command looks similar to the output from the Linux </text:span><text:span text:style-name="T6">ls -l</text:span><text:span text:style-name="T9"> command. <text:s/>File listings in HDFS are always in the long format, meaning that the file mode, ownership, and size is always displayed.</text:span></text:p>
      <text:p text:style-name="Text_20_body"><text:span text:style-name="T9">In the later sections of this lab, you'll be performing transformations and queries on data in HDFS. <text:s/>Since HDFS is currently empty, you'll need to load some data into HDFS for those later sections. <text:s/>In the </text:span><text:span text:style-name="T6">/home/cloudera/handsonhadoop/data</text:span><text:span text:style-name="T9"> directory you will find a data file called </text:span><text:span text:style-name="T6">users.csv</text:span><text:span text:style-name="T9">. <text:s/>This file contains the data that will be used through the rest of this lab.</text:span></text:p>
      <text:p text:style-name="Text_20_body"><text:span text:style-name="T9">Before you upload the file into HDFS, you should first examine the file a little. <text:s/>Run the following commands:</text:span></text:p>
      <text:p text:style-name="Code">ls -lh handsonhadoop/data/users.csv</text:p>
      <text:p text:style-name="Code">wc -l handsonhadoop/data/users.csv</text:p>
      <text:p text:style-name="Code">head handsonhadoop/data/users.csv</text:p>
      <text:p text:style-name="Text_20_body"><text:span text:style-name="T9">From the output of these commands, you can see that this file is XXXMB and contains XXX lines of fairly simple comma-delimited data points. <text:s/>You can see from first few rows that the data appears to be some kind of user records.</text:span></text:p>
      <text:p text:style-name="Text_20_body"><text:span text:style-name="T9">To upload the file into HDFS, use the </text:span><text:span text:style-name="T6">hadoop fs -put</text:span><text:span text:style-name="T9"> or </text:span><text:span text:style-name="T6">hadoop fs -copyFromLocal</text:span><text:span text:style-name="T9"> </text:span><text:soft-page-break/><text:span text:style-name="T9">command. <text:s/>Both are equivalent.</text:span></text:p>
      <text:p text:style-name="Code">hadoop fs -put handsonhadoop/data/users.csv</text:p>
      <text:p text:style-name="Text_20_body"><text:span text:style-name="T9">Now, if you run the command to list the files in your home directory again, you'll find that the </text:span><text:span text:style-name="T6">users.csv</text:span><text:span text:style-name="T9"> file is there. <text:s/>&lt;!--XXX Say something about comparing the size to the size reported by ls XXX--&gt; <text:s/>&lt;!-- XXX Say something about the field between the mode and the owner XXX --&gt;</text:span></text:p>
      <text:p text:style-name="Text_20_body"><text:span text:style-name="T9">Notice that the file was placed into your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span></text:p>
      <text:p text:style-name="Text_20_body"><text:span text:style-name="T9">&lt;!-- XXX Add a bit that has the user do an ls on the location where the data blocks are stored so the user can see that her data were chunked and written to disk XXX --&gt;</text:span></text:p>
      <text:p text:style-name="Text_20_body"><text:span text:style-name="T9">While it's excellent that you now have your data loaded into HDFS, it's generally a good idea to keep your home directory tidy, just like on your local file system. <text:s/>You should create a directory in HDFS for this lab and store the data file there. <text:s/>To create a directory in HDFS, run the following command:</text:span></text:p>
      <text:p text:style-name="Code">hadoop fs -mkdir javaone</text:p>
      <text:p text:style-name="Text_20_body"><text:span text:style-name="T9">If you list the files in your home directory now, you will see both the data file and the directory you just created. <text:s/>You can now upload the data file into your newly created directory by running:</text:span></text:p>
      <text:p text:style-name="Code">hadoop fs -put /handsonhadoop/data/users.csv javaone</text:p>
      <text:p text:style-name="Text_20_body">You can also rename the file during the upload. <text:s/>Run the following commands:</text:p>
      <text:p text:style-name="Code">hadoop fs -put /handsonhadoop/data/users.csv javaone/users2.csv</text:p>
      <text:p text:style-name="Code">hadoop fs -ls javaone</text:p>
      <text:p text:style-name="Text_20_body">You can see that there are now two copies of the file in the directory: one named <text:span text:style-name="T7">users.csv</text:span> and one named <text:span text:style-name="T7">users2.csv</text:span>. <text:s/>Note that they are both the same size.</text:p>
      <text:p text:style-name="Text_20_body">Rather than uploading the file into the new directory, you could have instead simply moved the file from your home directory into the new directory. <text:s/>Before you try that, you should first remove the copy in the new directory:</text:p>
      <text:p text:style-name="Code">hadoop fs -rm javaone/users.csv</text:p>
      <text:p text:style-name="Text_20_body">You can now move the file from your home directory into the new directory by running:</text:p>
      <text:p text:style-name="Code">hadoop fs -mv users.csv javaone</text:p>
      <text:p text:style-name="P4">Now that you have your data in HDFS, you may be wondering what you can do with it. <text:s/>The rest of the exercises in this lab will focus on using the core tools in the Hadoop platform to work with the data you've uploaded. <text:s/>There is, however, one other common way to access the data in HDFS that belongs in this exercise. <text:s/>Once you've processed your data, how do you extract it from HDFS?</text:p>
      <text:p text:style-name="P4"><text:soft-page-break/>The simplest way is using the <text:span text:style-name="T7">hadoop fs -get</text:span> command:</text:p>
      <text:p text:style-name="Code">hadoop fs -get javaone/users.csv</text:p>
      <text:p text:style-name="Text_20_body">After running the above command, you will have a copy of the <text:span text:style-name="T7">users.csv</text:span> file in your local filesystem's home directory. <text:s/>As with the <text:span text:style-name="T7">hadoop fs -put</text:span> command, if you want to place the file into another directory or rename it during the transfer, you can provide a second argument to the command.</text:p>
      <text:p text:style-name="Text_20_body">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directory, you can add or delete files within the directory. <text:s/>You will see this pattern used in later exercises. <text:s/>To facilitate this pattern, HDFS includes a command to download a directory as a single file, <text:span text:style-name="T7">hadoop fs -getmerge</text:span>. <text:s/>To download the <text:span text:style-name="T7">javaone</text:span> directory as a single file, run the following command:</text:p>
      <text:p text:style-name="Code">hadoop fs -getmerge javaone javaone.csv</text:p>
      <text:p text:style-name="Text_20_body">If you now view the files in your local filesystem's home directory with human readable file sizes:</text:p>
      <text:p text:style-name="Code">ls -lh</text:p>
      <text:p text:style-name="Text_20_body">you will see that the javaone.csv file is twice the size of the users.csv. <text:s/>Remember that the <text:span text:style-name="T7">javaone</text:span> directory contains two copies of the data file. <text:s/>You can use the grep command to confirm that the <text:span text:style-name="T7">javaone.csv</text:span> file does indeed include two copies of the data:</text:p>
      <text:p text:style-name="Code">grep '^10000,' javaone.csv</text:p>
      <text:p text:style-name="Text_20_body">The output from the command shows you all lines in the file that start with the user id 10000. <text:s/>The output shows two lines of data with the same user record because the file contains two copies of the data.</text:p>
      <text:p text:style-name="Text_20_body">The merged file has exactly the contents of all the files in the <text:span text:style-name="T7">javaone</text:span> directory merged together. <text:s/>There are no headings to mark file boundaries, and the individual file names are not preserved. <text:s/>The <text:span text:style-name="T7">javaone</text:span> directory is treated as a single data set that just happens to be stored in more than one file.</text:p>
      <text:p text:style-name="Text_20_body">&lt;!-- XXX Talk about -cat and -tail XXX --&gt;</text:p>
      <text:h text:style-name="Heading_20_3" text:outline-level="3">Exercise 2: Working With Hive</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Exercise 3: Working With Impala</text:h>
      <text:p text:style-name="P1">In this lab, you will be interacting with Hadoop through the command line in a terminal and <text:soft-page-break/>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Exercise 4: Working With Pi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Exercise 5: Working With Hadoop Streaming</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p text:style-name="Text_20_body"><text:span text:style-name="T3"/></text:p>
      <text:h text:style-name="Heading_20_3" text:outline-level="3">Summ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dobe Fan Heiti Std" svg:font-family="'Adobe Fan Heiti St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20T08:09:08</dc:date>
    <dc:creator>Daniel Templeton</dc:creator>
    <meta:editing-duration>PT1H49M47S</meta:editing-duration>
    <meta:editing-cycles>6</meta:editing-cycles>
    <meta:generator>OpenOffice/4.1.0$Unix OpenOffice.org_project/410m18$Build-9764</meta:generator>
    <meta:document-statistic meta:table-count="0" meta:image-count="0" meta:object-count="0" meta:page-count="5" meta:paragraph-count="66" meta:word-count="1746" meta:character-count="10063"/>
  </office:meta>
</office:document-meta>
</file>